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style:line-height-at-least="0in"/>
      <style:text-properties style:font-name="DejaVu Sans Mono" fo:font-size="10pt" officeooo:rsid="000b4b17" officeooo:paragraph-rsid="000b4b17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b4b17" officeooo:paragraph-rsid="000c214e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style:text-underline-style="solid" style:text-underline-width="auto" style:text-underline-color="font-color" officeooo:rsid="000b4b17" style:font-size-asian="10pt" style:font-size-complex="10pt"/>
    </style:style>
    <style:style style:name="P4" style:family="paragraph" style:parent-style-name="Standard" style:master-page-name="">
      <style:paragraph-properties fo:margin-top="0in" fo:margin-bottom="0in" loext:contextual-spacing="false" style:line-height-at-least="0in" fo:text-align="center" style:justify-single-word="false" style:page-number="auto"/>
      <style:text-properties style:font-name="DejaVu Sans Mono" fo:font-size="10pt" style:text-underline-style="solid" style:text-underline-width="auto" style:text-underline-color="font-color" fo:font-weight="bold" officeooo:rsid="000b4b17" officeooo:paragraph-rsid="000b4b17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c9348" officeooo:paragraph-rsid="000ee120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c9348" officeooo:paragraph-rsid="000fa839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c9348" officeooo:paragraph-rsid="0011b058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b4b17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ee120" officeooo:paragraph-rsid="000ee120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c214e" officeooo:paragraph-rsid="000c214e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officeooo:rsid="000c214e" officeooo:paragraph-rsid="000c9348" style:font-size-asian="10pt" style:font-size-complex="10pt"/>
    </style:style>
    <style:style style:name="P12" style:family="paragraph" style:parent-style-name="Text_20_body">
      <style:paragraph-properties fo:margin-left="0.4925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c9348" officeooo:paragraph-rsid="000ee120" style:font-size-asian="10pt" style:font-size-complex="10pt"/>
    </style:style>
    <style:style style:name="P13" style:family="paragraph" style:parent-style-name="Text_20_body">
      <style:paragraph-properties fo:margin-left="0.4925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c9348" officeooo:paragraph-rsid="000fa839" style:font-size-asian="10pt" style:font-size-complex="10pt"/>
    </style:style>
    <style:style style:name="P14" style:family="paragraph" style:parent-style-name="Text_20_body">
      <style:paragraph-properties fo:margin-left="0.4925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c9348" officeooo:paragraph-rsid="0011b058" style:font-size-asian="10pt" style:font-size-complex="10pt"/>
    </style:style>
    <style:style style:name="P15" style:family="paragraph" style:parent-style-name="Text_20_body">
      <style:paragraph-properties fo:margin-left="0.4925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ee120" officeooo:paragraph-rsid="000ee120" style:font-size-asian="10pt" style:font-size-complex="10pt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ee120" officeooo:paragraph-rsid="000fa839" style:font-size-asian="10pt" style:font-size-complex="10pt"/>
    </style:style>
    <style:style style:name="P17" style:family="paragraph" style:parent-style-name="Text_20_body">
      <style:paragraph-properties fo:margin-left="0.9846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fa839" officeooo:paragraph-rsid="000fa839" style:font-size-asian="10pt" style:font-size-complex="10pt"/>
    </style:style>
    <style:style style:name="P18" style:family="paragraph" style:parent-style-name="Text_20_body">
      <style:paragraph-properties fo:margin-left="0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c9348" officeooo:paragraph-rsid="000fa839" style:font-size-asian="10pt" style:font-size-complex="10pt"/>
    </style:style>
    <style:style style:name="P19" style:family="paragraph" style:parent-style-name="Text_20_body">
      <style:paragraph-properties fo:margin-left="0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c9348" officeooo:paragraph-rsid="0011b058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loext:contextual-spacing="false" style:line-height-at-least="0in" fo:text-indent="0in" style:auto-text-indent="false"/>
      <style:text-properties style:font-name="DejaVu Sans Mono" fo:font-size="10pt" officeooo:rsid="000ee120" officeooo:paragraph-rsid="000fa839" style:font-size-asian="10pt" style:font-size-complex="10pt"/>
    </style:style>
    <style:style style:name="P21" style:family="paragraph" style:parent-style-name="Text_20_body">
      <style:paragraph-properties fo:margin-left="0in" fo:margin-right="0in" fo:margin-top="0.0398in" fo:margin-bottom="0.0398in" loext:contextual-spacing="false" style:line-height-at-least="0in" fo:text-indent="0in" style:auto-text-indent="false"/>
      <style:text-properties style:font-name="DejaVu Sans Mono" fo:font-size="10pt" officeooo:rsid="0010249e" officeooo:paragraph-rsid="000fa83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ee120"/>
    </style:style>
    <style:style style:name="T4" style:family="text">
      <style:text-properties officeooo:rsid="000fa839"/>
    </style:style>
    <style:style style:name="T5" style:family="text">
      <style:text-properties officeooo:rsid="0010249e"/>
    </style:style>
    <style:style style:name="T6" style:family="text">
      <style:text-properties officeooo:rsid="001092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Kurt’s Explanation</text:span> of the Trust</text:p>
      <text:p text:style-name="P1"/>
      <text:p text:style-name="P1"/>
      <text:p text:style-name="P2"><text:span text:style-name="T1">Section 6.01 - </text:span><text:span text:style-name="T2">Specific Distribution to Rayna Mulyawan Halim and Michael</text:span></text:p>
      <text:p text:style-name="P3">Levi Mulyawan Halim Upon the Death of the Both of Us</text:p>
      <text:p text:style-name="P8"/>
      <text:p text:style-name="P9">At the time both of us have died, <text:span text:style-name="T6">o</text:span>ur Woodland Park House or its value is given to Rayna and Levi 50%/50%</text:p>
      <text:p text:style-name="P10"/>
      <text:p text:style-name="P5">If Rayna has died,</text:p>
      <text:p text:style-name="P12">then her share is given to her children in equal amounts</text:p>
      <text:p text:style-name="P15">If Rayna has no living children,</text:p>
      <text:p text:style-name="P17">then her share is given to Levi <text:span text:style-name="T5">or his descendants</text:span></text:p>
      <text:p text:style-name="P18"/>
      <text:p text:style-name="P6">If <text:span text:style-name="T4">Levi</text:span> has died,</text:p>
      <text:p text:style-name="P13">then <text:span text:style-name="T4">his</text:span> share is given to <text:span text:style-name="T4">his</text:span> children in equal amounts</text:p>
      <text:p text:style-name="P16">If <text:span text:style-name="T4">Levi</text:span> has no living children,</text:p>
      <text:p text:style-name="P17">then his share is given to Rayna <text:span text:style-name="T5">or her descendants</text:span></text:p>
      <text:p text:style-name="P17"/>
      <text:p text:style-name="P7">If <text:span text:style-name="T4">Rayna and Levi have died and neither has living children</text:span>,</text:p>
      <text:p text:style-name="P14"><text:span text:style-name="T3">then there is a section of the Trust that describes what to do when there are no beneficiaries who are living</text:span></text:p>
      <text:p text:style-name="P19"/>
      <text:p text:style-name="P21"/>
      <text:p text:style-name="P2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1:28:34.013466661</meta:creation-date>
    <dc:date>2019-04-23T16:08:36.304870452</dc:date>
    <meta:editing-duration>PT16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43" meta:character-count="740" meta:non-whitespace-character-count="611"/>
  </office:meta>
</office:document-meta>
</file>